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</text:span></text:p>
      <text:p text:style-name="P1"><text:span text:style-name="T4">47 Print Hollow Pyramid</text:span></text:p>
      <text:p text:style-name="P1"><text:span text:style-name="T4">48 Print Number Pattern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4">52 Print Calendar of a Month</text:span></text:p>
      <text:p text:style-name="P1"><text:span text:style-name="T4">53 Find GCD and LCM of Array Elements</text:span></text:p>
      <text:p text:style-name="P1"><text:span text:style-name="T4">54 Matrix Diagonal Sum</text:span></text:p>
      <text:p text:style-name="P1"><text:span text:style-name="T4">55 Check for a Magic Square</text:span></text:p>
      <text:p text:style-name="P1"><text:span text:style-name="T5"/></text:p>
      <text:p text:style-name="P1"><text:span text:style-name="T6">56 Linked List Implementation</text:span></text:p>
      <text:p text:style-name="P1"><text:span text:style-name="T6">57 Stack Implementation</text:span></text:p>
      <text:p text:style-name="P1"><text:span text:style-name="T6">58 Queue Implementation</text:span></text:p>
      <text:p text:style-name="P1"><text:span text:style-name="T6">59 Circular Linked List Implementation</text:span></text:p>
      <text:p text:style-name="P1"><text:span text:style-name="T7"/></text:p>
      <text:p text:style-name="P1"><text:span text:style-name="T8">60 Binary Tree Traversal (Inorder, Preorder, Postorder)</text:span></text:p>
      <text:p text:style-name="P1"><text:span text:style-name="T8">61 Binary Search Tree (Insertion, Deletion, Search)</text:span></text:p>
      <text:p text:style-name="P1"><text:span text:style-name="T8">62 Depth-First Search (DFS) on a Graph</text:span></text:p>
      <text:p text:style-name="P1"><text:span text:style-name="T8">63 Breadth-First Search (BFS) on a Graph</text:span></text:p>
      <text:p text:style-name="P1"><text:span text:style-name="T8">64 Dijkstra's Algorithm</text:span></text:p>
      <text:p text:style-name="P1"><text:span text:style-name="T8">65 Prim's Algorithm</text:span></text:p>
      <text:p text:style-name="P1"><text:span text:style-name="T8">66 Kruskal's Algorithm</text:span></text:p>
      <text:p text:style-name="P1"><text:span text:style-name="T9"/></text:p>
      <text:p text:style-name="P1"><text:span text:style-name="T10">67 Convert Infix to Postfix Expression</text:span></text:p>
      <text:p text:style-name="P1"><text:span text:style-name="T10">68 Evaluate Postfix Expression</text:span></text:p>
      <text:p text:style-name="P1"><text:span text:style-name="T10">69 Check for Balanced Parentheses</text:span></text:p>
      <text:p text:style-name="P1"><text:span text:style-name="T11"/></text:p>
      <text:p text:style-name="P1"><text:span text:style-name="T12">70 Convert Decimal to Roman Numerals</text:span></text:p>
      <text:p text:style-name="P1"><text:span text:style-name="T12">71 Convert Roman Numerals to Decimal</text:span></text:p>
      <text:p text:style-name="P1"><text:span text:style-name="T13"/></text:p>
      <text:p text:style-name="P1"><text:span text:style-name="T14">72 Conversion of Units (e.g., Distance, Weight)</text:span><text:span text:style-name="T15"/></text:p>
      <text:p text:style-name="P1"><text:span text:style-name="T16">73 Basic File Operations (Read, Write, Copy)</text:span></text:p>
      <text:p text:style-name="P1"><text:span text:style-name="T17"/></text:p>
      <text:p text:style-name="P1"><text:span text:style-name="T17"/></text:p>
      <text:p text:style-name="P1"><text:span text:style-name="T18"/></text:p>
      <text:p text:style-name="P1"><text:span text:style-name="T19">74 Implement a Simple Shell</text:span></text:p>
      <text:p text:style-name="P1"><text:span text:style-name="T20">75 Basic Memory Allocation and Deallocation</text:span></text:p>
      <text:p text:style-name="P1"><text:span text:style-name="T21"/></text:p>
      <text:p text:style-name="P1"><text:span text:style-name="T22">76 Implement a Circular Queue</text:span></text:p>
      <text:p text:style-name="P1"><text:span text:style-name="T22">77 Implement a Priority Queue</text:span></text:p>
      <text:p text:style-name="P1"><text:span text:style-name="T22">78 Implement a Hash Table</text:span></text:p>
      <text:p text:style-name="P1"><text:span text:style-name="T23"/></text:p>
      <text:p text:style-name="P1"><text:span text:style-name="T24">79 Basic Socket Programming (Client-Server Interaction)</text:span></text:p>
      <text:p text:style-name="P1"><text:span text:style-name="T24">80 Producer-Consumer Problem (Multithreading)</text:span></text:p>
      <text:p text:style-name="P1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